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dbb" officeooo:paragraph-rsid="00159dbb"/>
    </style:style>
    <style:style style:name="P2" style:family="paragraph" style:parent-style-name="Standard">
      <style:text-properties officeooo:rsid="00180c61" officeooo:paragraph-rsid="00180c61"/>
    </style:style>
    <style:style style:name="P3" style:family="paragraph" style:parent-style-name="Standard">
      <style:text-properties officeooo:rsid="0018ed86" officeooo:paragraph-rsid="0018ed86"/>
    </style:style>
    <style:style style:name="P4" style:family="paragraph" style:parent-style-name="Standard">
      <style:text-properties officeooo:rsid="001a1640" officeooo:paragraph-rsid="001a1640"/>
    </style:style>
    <style:style style:name="P5" style:family="paragraph" style:parent-style-name="Standard">
      <style:text-properties officeooo:rsid="001a332f" officeooo:paragraph-rsid="001a332f"/>
    </style:style>
    <style:style style:name="P6" style:family="paragraph" style:parent-style-name="Standard">
      <style:text-properties officeooo:rsid="001aab42" officeooo:paragraph-rsid="001aab42"/>
    </style:style>
    <style:style style:name="P7" style:family="paragraph" style:parent-style-name="Standard">
      <style:text-properties officeooo:rsid="001b0839" officeooo:paragraph-rsid="001b0839"/>
    </style:style>
    <style:style style:name="P8" style:family="paragraph" style:parent-style-name="Standard">
      <style:text-properties officeooo:rsid="001c6d44" officeooo:paragraph-rsid="001c6d44"/>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oovy</text:p>
      <text:h text:style-name="Heading_20_1" text:outline-level="1">Intro</text:h>
      <text:p text:style-name="P7">Groovy is a <text:span text:style-name="T1">dynamic language</text:span>. Groovy is built on top of JDK and enhances it.</text:p>
      <text:p text:style-name="P7"/>
      <text:p text:style-name="P1">Groovy was designed from scratch to run on Java virtual machines. Groovy is designed to be both <text:span text:style-name="T1">source-compatible</text:span> and <text:span text:style-name="T1">binary-compatible</text:span> with Java. This means that a Groovy class could extend a Java class or implement a Java interface, and that a Java class could extend a Groovy class or implement a Groovy interface.</text:p>
      <text:p text:style-name="P1"/>
      <text:h text:style-name="Heading_20_1" text:outline-level="1">Closures</text:h>
      <text:p text:style-name="P2">Closures in Groovy are short anonymous methods that remove Java inner class verbosity. Closures are lightweight, short, concise, and one of the features we'll employ the most in Groovy. Where we used to pass instances of anonymous classes, now we can pass closures.</text:p>
      <text:p text:style-name="P3">Closures are derived from the lambda expressions from functional programming.</text:p>
      <text:p text:style-name="P3"/>
      <text:p text:style-name="P3">We'll use closures extensively through the Groovy JDK (GDK), which has extended the Java Development Kit with fluent and convenient methods that take closures.</text:p>
      <text:p text:style-name="P3"/>
      <text:p text:style-name="P3">Closures in Groovy totally remove verbosity in code and help create lightweight reusable pieces of code.</text:p>
      <text:p text:style-name="P3"/>
      <text:p text:style-name="P3">higher-order function = a function that takes functions as arguments or returns a function as a result.</text:p>
      <text:p text:style-name="P2"/>
      <text:p text:style-name="P4">When programming in Groovy we need to decide whether we want to implement a certain functionality or task as a regular function/method or whether we should use a closure.</text:p>
      <text:p text:style-name="P4"/>
      <text:p text:style-name="P4">Closures are very helpful in two specific areas. They can help manage resource cleanup and they can help create internal domain-specific languages (DSLs).</text:p>
      <text:p text:style-name="P4">To implement a certain well-identified task, a regular function is better than a closure. A good time to introduce closures is during refactoring.</text:p>
      <text:p text:style-name="P4"/>
      <text:p text:style-name="P5">The symbol → separates the closure's parameter delcarations from its body.</text:p>
      <text:p text:style-name="P5"/>
      <text:p text:style-name="P5"/>
      <text:p text:style-name="P5"/>
      <text:h text:style-name="Heading_20_1" text:outline-level="1">Collections</text:h>
      <text:p text:style-name="P6">In Groovy is very easy working with collections like List (java.util.ArrayList) and Map.</text:p>
      <text:p text:style-name="P6"/>
      <text:p text:style-name="P6">Creating an instance of java.util.ArrayList is easier in Groovy than in Java. We don't have to use <text:span text:style-name="_5f_JavaKeyWord">new</text:span> or specify the class name. We can simply list the initial values we want in the List:</text:p>
      <text:p text:style-name="P6"/>
      <text:p text:style-name="P6"><text:span text:style-name="_5f_JavaIdent">lst</text:span> <text:span text:style-name="_5f_JavaIdent">=</text:span> <text:span text:style-name="_5f_JavaIdent">[</text:span><text:span text:style-name="_5f_JavaLiteral">1</text:span><text:span text:style-name="_5f_JavaIdent">,</text:span> <text:span text:style-name="_5f_JavaLiteral">3</text:span><text:span text:style-name="_5f_JavaIdent">,</text:span> <text:span text:style-name="_5f_JavaLiteral">4</text:span><text:span text:style-name="_5f_JavaIdent">,</text:span> <text:span text:style-name="_5f_JavaLiteral">1</text:span><text:span text:style-name="_5f_JavaIdent">,</text:span> <text:span text:style-name="_5f_JavaLiteral">8</text:span><text:span text:style-name="_5f_JavaIdent">,</text:span> <text:span text:style-name="_5f_JavaLiteral">9</text:span><text:span text:style-name="_5f_JavaIdent">,</text:span> <text:span text:style-name="_5f_JavaLiteral">2</text:span><text:span text:style-name="_5f_JavaIdent">,</text:span> <text:span text:style-name="_5f_JavaLiteral">6</text:span><text:span text:style-name="_5f_JavaIdent">]</text:span></text:p>
      <text:p text:style-name="P6"><text:span text:style-name="_5f_JavaIdent">println</text:span> <text:span text:style-name="_5f_JavaIdent">lst</text:span></text:p>
      <text:p text:style-name="P6"><text:span text:style-name="_5f_JavaIdent">println</text:span> <text:span text:style-name="_5f_JavaIdent">lst.getClass().name</text:span></text:p>
      <text:p text:style-name="P6"><text:soft-page-break/></text:p>
      <text:p text:style-name="P6">We can fetch the elements of the List by using the [ ] operator:</text:p>
      <text:p text:style-name="P6"/>
      <text:p text:style-name="P6">println lst[0]</text:p>
      <text:p text:style-name="P6"/>
      <text:p text:style-name="P6">println lst[-1] → we can use negative index values, and Groovy will traverse from the right instead of the left.</text:p>
      <text:p text:style-name="P6"/>
      <text:p text:style-name="P6"/>
      <text:p text:style-name="P6"/>
      <text:h text:style-name="Heading_20_1" text:outline-level="1">GDK</text:h>
      <text:p text:style-name="P7">Useful GDK enhancements:</text:p>
      <text:p text:style-name="P7"/>
      <text:p text:style-name="P7">dump() → useful for debugging, logging, and learning. It tells us about the class of the target instance, its hash code, and its fields.</text:p>
      <text:p text:style-name="P7"/>
      <text:p text:style-name="P7">inspect() → </text:p>
      <text:p text:style-name="P7"/>
      <text:p text:style-name="P8">with() → or ide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1T17:33:29.387000000</meta:creation-date>
    <dc:date>2015-01-03T19:05:35.822000000</dc:date>
    <meta:editing-duration>PT2H12M17S</meta:editing-duration>
    <meta:editing-cycles>2</meta:editing-cycles>
    <meta:generator>LibreOffice/4.3.4.1$Windows_x86 LibreOffice_project/bc356b2f991740509f321d70e4512a6a54c5f243</meta:generator>
    <meta:document-statistic meta:table-count="0" meta:image-count="0" meta:object-count="0" meta:page-count="2" meta:paragraph-count="28" meta:word-count="400" meta:character-count="2406" meta:non-whitespace-character-count="2033"/>
  </office:meta>
</office:document-meta>
</file>